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text-position="0% 100%" fo:font-size="12pt" fo:font-weight="normal" officeooo:rsid="0011a981" officeooo:paragraph-rsid="0011a981" style:font-size-asian="12pt" style:font-weight-asian="normal" style:font-size-complex="12pt" style:font-weight-complex="normal"/>
    </style:style>
    <style:style style:name="P2" style:family="paragraph" style:parent-style-name="Standard">
      <style:text-properties fo:font-size="12pt" fo:font-weight="bold" officeooo:rsid="000fafbf" officeooo:paragraph-rsid="000fafbf" style:font-size-asian="12pt" style:font-weight-asian="bold" style:font-size-complex="12pt" style:font-weight-complex="bold"/>
    </style:style>
    <style:style style:name="P3" style:family="paragraph" style:parent-style-name="Standard">
      <style:text-properties style:text-position="0% 100%" fo:font-size="12pt" fo:font-weight="bold" officeooo:rsid="000fafbf" officeooo:paragraph-rsid="000fafbf" style:font-size-asian="12pt" style:font-weight-asian="bold" style:font-size-complex="12pt" style:font-weight-complex="bold"/>
    </style:style>
    <style:style style:name="P4" style:family="paragraph" style:parent-style-name="Standard">
      <style:text-properties style:text-position="0% 100%" fo:font-size="12pt" fo:font-weight="normal" officeooo:rsid="000fafbf" officeooo:paragraph-rsid="000fafbf" style:font-size-asian="12pt" style:font-weight-asian="normal" style:font-size-complex="12pt" style:font-weight-complex="normal"/>
    </style:style>
    <style:style style:name="P5" style:family="paragraph" style:parent-style-name="Standard">
      <style:text-properties style:text-position="0% 100%" fo:font-size="12pt" fo:font-weight="normal" officeooo:rsid="0011a981" officeooo:paragraph-rsid="0011a981" style:font-size-asian="12pt" style:font-weight-asian="normal" style:font-size-complex="12pt" style:font-weight-complex="normal"/>
    </style:style>
    <style:style style:name="T1" style:family="text">
      <style:text-properties officeooo:rsid="0012b7b0"/>
    </style:style>
    <style:style style:name="T2" style:family="text">
      <style:text-properties officeooo:rsid="0017da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text:p>
      <text:p text:style-name="P4">Producer <text:span text:style-name="T2">c</text:span>onsumer <text:span text:style-name="T2">d</text:span>ata <text:span text:style-name="T2">p</text:span>rocessing <text:span text:style-name="T2">s</text:span>ystem with <text:span text:style-name="T2">c</text:span>ache <text:span text:style-name="T2">c</text:span>oherence <text:span text:style-name="T2">c</text:span>ontrol</text:p>
      <text:p text:style-name="P4"/>
      <text:p text:style-name="P3">Defination:</text:p>
      <text:p text:style-name="P4">Th<text:span text:style-name="T2">e </text:span>project implements a producer consumer system using multiple threads. Producer threads generate data and place it in a shared buffer, while consumer threads read and process the data from the buffer. Synchronization techniques are used to avoid data conflicts and ensure that updates made by one thread are visible to other threads.</text:p>
      <text:p text:style-name="P4"/>
      <text:p text:style-name="P3">Approch:</text:p>
      <text:p text:style-name="P1"><text:span text:style-name="T2">A </text:span>shared buffer is created in memory where data will be stored. Producer threads generate data and place it into the buffer, while consumer threads remove the data from the buffer and process it. Synchronization techniques such as mutex locks and semaphores are used to control access to the shared buffer so that only one thread modifies it at a time. This prevents data conflicts and ensures that the data produced by one thread is correctly received and processed by the consumer threads.</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6T14:08:22.069988747</meta:creation-date>
    <meta:generator>LibreOffice/7.3.7.2$Linux_X86_64 LibreOffice_project/30$Build-2</meta:generator>
    <dc:date>2026-03-16T15:28:50.440459263</dc:date>
    <meta:editing-duration>PT17M30S</meta:editing-duration>
    <meta:editing-cycles>2</meta:editing-cycles>
    <meta:document-statistic meta:table-count="0" meta:image-count="0" meta:object-count="0" meta:page-count="1" meta:paragraph-count="6" meta:word-count="148" meta:character-count="923" meta:non-whitespace-character-count="781"/>
  </office:meta>
</office:document-meta>
</file>